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.5in" fo:margin-right="0in" fo:margin-top="0in" fo:margin-bottom="0in" fo:line-height="100%" fo:text-indent="-0.25in" style:auto-text-indent="false"/>
    </style:style>
    <style:style style:name="P2" style:family="paragraph" style:parent-style-name="Standard">
      <style:paragraph-properties fo:margin-left="0.5in" fo:margin-right="0in" fo:margin-top="0in" fo:margin-bottom="0in" fo:line-height="100%" fo:text-indent="-0.25in" style:auto-text-indent="false"/>
    </style:style>
    <style:style style:name="P3" style:family="paragraph" style:parent-style-name="Standard">
      <style:paragraph-properties fo:margin-left="0.5in" fo:margin-right="0in" fo:margin-top="0in" fo:margin-bottom="0in" fo:line-height="100%" fo:text-align="center" style:justify-single-word="false" fo:text-indent="-0.25in" style:auto-text-indent="false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Change for a Dollar Game</text:span></text:p>
      <text:p text:style-name="P3"><text:span text:style-name="T2"/></text:p>
      <text:p text:style-name="P1"><text:span text:style-name="T2">Design a change-counting game that gets the user to enter the number of coins</text:span></text:p>
      <text:p text:style-name="P1"><text:span text:style-name="T2">required to make exactly one dollar. The program should ask the user to enter</text:span></text:p>
      <text:p text:style-name="P1"><text:span text:style-name="T2">the number of pennies, nickels, dimes, and quarters. If the total value of the</text:span></text:p>
      <text:p text:style-name="P1"><text:span text:style-name="T2">coins entered is equal to one dollar, the program should congratulate the user for</text:span></text:p>
      <text:p text:style-name="P1"><text:span text:style-name="T2">winning the game. Otherwise, the program should display a message indicating</text:span></text:p>
      <text:p text:style-name="P1"><text:span text:style-name="T2">whether the amount entered was more than or less than one dollar.</text:span></text:p>
      <text:p text:style-name="P1"><text:span text:style-name="T2"/></text:p>
      <text:p text:style-name="Standard"><text:span text:style-name="T1">Declare Integer numpennies, numnickels, numdimes, numquarters</text:span></text:p>
      <text:p text:style-name="Standard"><text:span text:style-name="T1">Declare Real totalp, totaln, totald, totalq, dollars</text:span></text:p>
      <text:p text:style-name="Standard"><text:span text:style-name="T1">Constant Real pennies = .01</text:span></text:p>
      <text:p text:style-name="Standard"><text:span text:style-name="T1">Constant Real nickels = .05</text:span></text:p>
      <text:p text:style-name="Standard"><text:span text:style-name="T1">Constant Real dimes = .10</text:span></text:p>
      <text:p text:style-name="Standard"><text:span text:style-name="T1">Constant Real quarters = .25</text:span></text:p>
      <text:p text:style-name="Standard"><text:span text:style-name="T1">Display “Please enter number of pennies.”</text:span></text:p>
      <text:p text:style-name="Standard"><text:span text:style-name="T1">Input numpennies</text:span></text:p>
      <text:p text:style-name="Standard"><text:span text:style-name="T1">Display “Please enter number of nickels”</text:span></text:p>
      <text:p text:style-name="Standard"><text:span text:style-name="T1">Input numnickels </text:span></text:p>
      <text:p text:style-name="Standard"><text:span text:style-name="T1">Display “Please enter number of dimes”</text:span></text:p>
      <text:p text:style-name="Standard"><text:span text:style-name="T1">Input numdimes</text:span></text:p>
      <text:p text:style-name="Standard"><text:span text:style-name="T1">Display “Please enter number of quarters”</text:span></text:p>
      <text:p text:style-name="Standard"><text:span text:style-name="T1">Input numquarters</text:span></text:p>
      <text:p text:style-name="Standard"><text:span text:style-name="T1">Set totalp =</text:span> <text:span text:style-name="T1">numpennies * pennies</text:span></text:p>
      <text:p text:style-name="Standard"><text:span text:style-name="T1">Set totaln = numnickels * nickeles</text:span></text:p>
      <text:p text:style-name="Standard"><text:span text:style-name="T1">Set totald = numdimes * dimes</text:span></text:p>
      <text:p text:style-name="Standard"><text:span text:style-name="T1">Set totalq = numquarters * quarters</text:span></text:p>
      <text:p text:style-name="Standard"><text:span text:style-name="T1">Set dollars = totalp + totaln + totald + totalq</text:span></text:p>
      <text:p text:style-name="Standard"><text:span text:style-name="T1">If dollars == 1.00 Then</text:span></text:p>
      <text:p text:style-name="Standard"><text:span text:style-name="T1"><text:tab/>Display “Congratulation on winning a game!!!”</text:span></text:p>
      <text:p text:style-name="Standard"><text:span text:style-name="T1">Else If dollar &gt; 1.00 Then</text:span></text:p>
      <text:p text:style-name="Standard"><text:span text:style-name="T1"><text:tab/>Display “You entered more than one dollar.”</text:span></text:p>
      <text:p text:style-name="Standard"><text:span text:style-name="T1">Else </text:span></text:p>
      <text:p text:style-name="Standard"><text:span text:style-name="T1"><text:tab/>Display “You entered less than one dollar.”</text:span></text:p>
      <text:p text:style-name="P2"><text:span text:style-name="T1">End I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8S</meta:editing-duration>
    <meta:editing-cycles>3</meta:editing-cycles>
    <meta:generator>OpenOffice/4.1.3$Win32 OpenOffice.org_project/413m1$Build-9783</meta:generator>
    <dc:date>2017-06-13T12:39:48.77</dc:date>
    <meta:document-statistic meta:table-count="0" meta:image-count="0" meta:object-count="0" meta:page-count="1" meta:paragraph-count="33" meta:word-count="217" meta:character-count="1295"/>
    <meta:user-defined meta:name="Info 1"/>
    <meta:user-defined meta:name="Info 2"/>
    <meta:user-defined meta:name="Info 3"/>
    <meta:user-defined meta:name="Info 4"/>
  </office:meta>
</office:document-meta>
</file>